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3:08:13.942167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00:41:27.914331751</dc:date>
    <meta:creation-date>2016-09-05T22:47:24Z</meta:creation-date>
    <meta:editing-cycles>1432</meta:editing-cycles>
    <meta:editing-duration>P29DT5H14M32S</meta:editing-duration>
    <meta:generator>LibreOffice/5.2.7.2$Linux_X86_64 LibreOffice_project/20m0$Build-2</meta:generator>
    <meta:document-statistic meta:table-count="4" meta:cell-count="4143" meta:object-count="0"/>
  </office:meta>
</office:document-meta>
</file>